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300000205EFD6D20BEF5351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/>
    </style:style>
    <style:style style:name="P4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5" style:family="paragraph">
      <loext:graphic-properties draw:fill-color="#ffffff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5.235cm" svg:height="9.753cm" svg:x="6.184cm" svg:y="2.624cm">
          <draw:image xlink:href="Pictures/100000010000032300000205EFD6D20BEF535160.png" xlink:type="simple" xlink:show="embed" xlink:actuate="onLoad" draw:mime-type="image/png">
            <text:p/>
          </draw:image>
        </draw:frame>
        <draw:line draw:style-name="gr2" draw:text-style-name="P2" draw:layer="layout" svg:x1="19.163cm" svg:y1="2.185cm" svg:x2="19.163cm" svg:y2="3.219cm">
          <text:p/>
        </draw:line>
        <draw:line draw:style-name="gr2" draw:text-style-name="P2" draw:layer="layout" svg:x1="8.273cm" svg:y1="2.162cm" svg:x2="8.273cm" svg:y2="3.196cm">
          <text:p/>
        </draw:line>
        <draw:frame draw:style-name="gr3" draw:text-style-name="P3" draw:layer="layout" svg:width="1.844cm" svg:height="0.962cm" svg:x="18.205cm" svg:y="1.359cm">
          <draw:text-box>
            <text:p><text:span text:style-name="T1">Start</text:span></text:p>
          </draw:text-box>
        </draw:frame>
        <draw:frame draw:style-name="gr3" draw:text-style-name="P3" draw:layer="layout" svg:width="1.806cm" svg:height="0.962cm" svg:x="7.305cm" svg:y="1.359cm">
          <draw:text-box>
            <text:p><text:span text:style-name="T1">Stop</text:span></text:p>
          </draw:text-box>
        </draw:frame>
        <draw:line draw:style-name="gr2" draw:text-style-name="P2" draw:layer="layout" svg:x1="5.959cm" svg:y1="5.418cm" svg:x2="7.746cm" svg:y2="5.418cm">
          <text:p/>
        </draw:line>
        <draw:line draw:style-name="gr2" draw:text-style-name="P2" draw:layer="layout" svg:x1="5.933cm" svg:y1="7.448cm" svg:x2="7.72cm" svg:y2="7.448cm">
          <text:p/>
        </draw:line>
        <draw:frame draw:style-name="gr3" draw:text-style-name="P4" draw:layer="layout" svg:width="5.112cm" svg:height="1.673cm" svg:x="1.405cm" svg:y="4.459cm">
          <draw:text-box>
            <text:p text:style-name="P1"><text:span text:style-name="T1">increase voltage</text:span></text:p>
            <text:p text:style-name="P1"><text:span text:style-name="T1">set-point</text:span></text:p>
          </draw:text-box>
        </draw:frame>
        <draw:frame draw:style-name="gr3" draw:text-style-name="P3" draw:layer="layout" svg:width="5.502cm" svg:height="1.673cm" svg:x="1.105cm" svg:y="6.559cm">
          <draw:text-box>
            <text:p><text:span text:style-name="T1">decrease voltage </text:span></text:p>
            <text:p text:style-name="P1"><text:span text:style-name="T1">set-point</text:span></text:p>
          </draw:text-box>
        </draw:frame>
        <draw:line draw:style-name="gr2" draw:text-style-name="P2" draw:layer="layout" svg:x1="21.907cm" svg:y1="6.06cm" svg:x2="20.873cm" svg:y2="6.06cm">
          <text:p/>
        </draw:line>
        <draw:frame draw:style-name="gr3" draw:text-style-name="P3" draw:layer="layout" svg:width="3.529cm" svg:height="0.962cm" svg:x="21.705cm" svg:y="5.559cm">
          <draw:text-box>
            <text:p><text:span text:style-name="T1">Clear File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1T17:33:49.704499632</meta:creation-date>
    <dc:date>2024-08-11T18:27:25.609768671</dc:date>
    <meta:editing-duration>PT33M14S</meta:editing-duration>
    <meta:editing-cycles>2</meta:editing-cycles>
    <meta:generator>LibreOffice/7.3.7.2$Linux_X86_64 LibreOffice_project/30$Build-2</meta:generator>
    <meta:document-statistic meta:object-count="34"/>
  </office:meta>
</office:document-meta>
</file>